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e05fb" officeooo:paragraph-rsid="001e05fb"/>
    </style:style>
    <style:style style:name="P2" style:family="paragraph" style:parent-style-name="Text_20_body">
      <style:text-properties officeooo:rsid="001e05fb" officeooo:paragraph-rsid="001e05fb"/>
    </style:style>
    <style:style style:name="P3" style:family="paragraph" style:parent-style-name="Text_20_body">
      <style:text-properties officeooo:rsid="00235043" officeooo:paragraph-rsid="00235043"/>
    </style:style>
    <style:style style:name="P4" style:family="paragraph" style:parent-style-name="Text_20_body">
      <style:text-properties officeooo:rsid="0025e813" officeooo:paragraph-rsid="0025e813"/>
    </style:style>
    <style:style style:name="P5" style:family="paragraph" style:parent-style-name="Heading">
      <style:text-properties style:text-underline-style="solid" style:text-underline-width="auto" style:text-underline-color="font-color"/>
    </style:style>
    <style:style style:name="P6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 style:list-style-name="L1"/>
    <style:style style:name="P8" style:family="paragraph" style:parent-style-name="Standard">
      <style:text-properties officeooo:paragraph-rsid="002bc4a0"/>
    </style:style>
    <style:style style:name="P9" style:family="paragraph" style:parent-style-name="Text_20_body">
      <style:text-properties officeooo:rsid="001f47ce" officeooo:paragraph-rsid="001f47ce"/>
    </style:style>
    <style:style style:name="P10" style:family="paragraph" style:parent-style-name="Text_20_body">
      <style:text-properties officeooo:rsid="001f47ce" officeooo:paragraph-rsid="002bc4a0"/>
    </style:style>
    <style:style style:name="P11" style:family="paragraph" style:parent-style-name="Text_20_body">
      <style:text-properties officeooo:rsid="00288acd" officeooo:paragraph-rsid="00288acd"/>
    </style:style>
    <style:style style:name="T1" style:family="text">
      <style:text-properties officeooo:rsid="0021bfca"/>
    </style:style>
    <style:style style:name="T2" style:family="text">
      <style:text-properties officeooo:rsid="0023b45a"/>
    </style:style>
    <style:style style:name="T3" style:family="text">
      <style:text-properties officeooo:rsid="0026b954"/>
    </style:style>
    <style:style style:name="T4" style:family="text">
      <style:text-properties officeooo:rsid="00275d8e"/>
    </style:style>
    <style:style style:name="T5" style:family="text">
      <style:text-properties officeooo:rsid="00288acd"/>
    </style:style>
    <style:style style:name="T6" style:family="text">
      <style:text-properties officeooo:rsid="0029e9cc"/>
    </style:style>
    <style:style style:name="T7" style:family="text">
      <style:text-properties officeooo:rsid="001f47ce"/>
    </style:style>
    <style:style style:name="T8" style:family="text">
      <style:text-properties officeooo:rsid="002cd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/text:p>
      <text:p text:style-name="P2"/>
      <text:p text:style-name="Standard">Datum: 21.06.2016, 14:20 – <text:span text:style-name="T4">17:15</text:span></text:p>
      <text:p text:style-name="Standard">Autor: Luisa Schuhmacher</text:p>
      <text:h text:style-name="Heading_20_3" text:outline-level="3">Teilnehmer:</text:h>
      <text:p text:style-name="Standard">Antonia Pütz</text:p>
      <text:p text:style-name="Standard">Benedikt Schmeitz</text:p>
      <text:p text:style-name="Standard">Marcel Käufler</text:p>
      <text:p text:style-name="Standard">Simon Weber</text:p>
      <text:p text:style-name="Standard">Luisa Schuhmacher</text:p>
      <text:p text:style-name="P9"/>
      <text:h text:style-name="Heading_20_3" text:outline-level="3"><text:span text:style-name="T5">Geplante </text:span>Themen</text:h>
      <text:list xml:id="list2124183792343903543" text:style-name="L1">
        <text:list-item>
          <text:p text:style-name="P7">Einrichten der Entwicklungsumgebung</text:p>
        </text:list-item>
        <text:list-item>
          <text:p text:style-name="P7">Einarbeitung in die Aufgabenstellung</text:p>
        </text:list-item>
        <text:list-item>
          <text:p text:style-name="P7">Erste Aufgabenverteilung</text:p>
        </text:list-item>
      </text:list>
      <text:p text:style-name="P11"/>
      <text:p text:style-name="P5">Einrichtung der Entwicklungsumgebung</text:p>
      <text:p text:style-name="Standard">Erstellen des <text:span text:style-name="T6">R</text:span>epository, <text:span text:style-name="T1">herumprobieren (committen, pushen, pullen einer Dummy Datei)</text:span></text:p>
      <text:p text:style-name="Standard">Einrichten von git, <text:span text:style-name="T6">Gradle und Eclipse Mars auf den PCs</text:span></text:p>
      <text:p text:style-name="P8">Projekt erstellt, in git gepusht und bei allen in Eclipse eingebunden</text:p>
      <text:p text:style-name="P8"/>
      <text:p text:style-name="P5">Einarbeitung in die Aufgabenstellung</text:p>
      <text:p text:style-name="P10">Lesen/Verstehen der Aufgabenstellung, <text:span text:style-name="T8">Unterteilung der Aufgabe in Teilaufgaben:</text:span></text:p>
      <text:p text:style-name="P3">Brainstorming:</text:p>
      <text:p text:style-name="P3"><text:tab/><text:span text:style-name="T2">Teilaufgaben (ganz grob: GUI, Logik)</text:span></text:p>
      <text:p text:style-name="P3"><text:tab/><text:span text:style-name="T2">User Stories: Katalogauswahl, Editor, Executor. Siehe brainstorming.txt</text:span></text:p>
      <text:p text:style-name="P6">Aufgabe<text:span text:style-name="T3">n</text:span>verteilung</text:p>
      <text:p text:style-name="P4">Antonia: Grundgerüst GUI</text:p>
      <text:p text:style-name="P4">Marcel: Katalogauswahl (Dateiformat Tests/<text:span text:style-name="T8">Klassen, Laden der Kataloge</text:span>)</text:p>
      <text:p text:style-name="P4">Benedikt, Simon: Logik des Editors (CRC-Karten, Pseudo-Code <text:span text:style-name="T8">erstellen</text:span>)</text:p>
      <text:p text:style-name="P4">Luisa: Logik des „Executors“ <text:span text:style-name="T8">zur Ausführung von Tests und Code</text:span> (<text:span text:style-name="T8">unter Verwendung der </text:span>Bibliothe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a </meta:initial-creator>
    <meta:creation-date>2016-06-21T14:21:53.701916806</meta:creation-date>
    <dc:date>2016-06-22T16:46:08.916000000</dc:date>
    <meta:editing-duration>PT2H2M29S</meta:editing-duration>
    <meta:editing-cycles>11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27" meta:word-count="125" meta:character-count="1022" meta:non-whitespace-character-count="924"/>
  </office:meta>
</office:document-meta>
</file>